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10" office:value-type="string" calcext:value-type="string">
            <text:p>!Review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vered</text:p>
          </table:table-cell>
          <table:table-cell table:style-name="ce10" office:value-type="string" calcext:value-type="string">
            <text:p>Task1</text:p>
          </table:table-cell>
          <table:table-cell table:style-name="ce10" office:value-type="string" calcext:value-type="string">
            <text:p>Task2</text:p>
          </table:table-cell>
          <table:table-cell table:style-name="ce10" office:value-type="string" calcext:value-type="string">
            <text:p>Task3</text:p>
          </table:table-cell>
          <table:table-cell table:style-name="ce10" office:value-type="string" calcext:value-type="string">
            <text:p>Task4</text:p>
          </table:table-cell>
          <table:table-cell table:style-name="ce10" office:value-type="string" calcext:value-type="string">
            <text:p>Task 5</text:p>
          </table:table-cell>
          <table:table-cell table:style-name="ce10" table:number-columns-repeated="1015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cus on treatmen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1-31" calcext:value-type="date">
            <text:p>31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)</text:p>
          </table:table-cell>
          <table:table-cell office:value-type="string" calcext:value-type="string">
            <text:p>frontotemporal dementi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1-31" calcext:value-type="date">
            <text:p>31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)</text:p>
          </table:table-cell>
          <table:table-cell office:value-type="string" calcext:value-type="string">
            <text:p>buruli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1-31" calcext:value-type="date">
            <text:p>31/01/19</text:p>
          </table:table-cell>
          <table:table-cell/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01" calcext:value-type="date">
            <text:p>0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)</text:p>
          </table:table-cell>
          <table:table-cell office:value-type="string" calcext:value-type="string">
            <text:p>buergers disease</text:p>
          </table:table-cell>
          <table:table-cell office:value-type="string" calcext:value-type="string">
            <text:p>awakasaki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02" calcext:value-type="date">
            <text:p>0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)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lyme disease</text:p>
          </table:table-cell>
          <table:table-cell office:value-type="string" calcext:value-type="string">
            <text:p>review lyme disease + other tick diseases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others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2-03" calcext:value-type="date">
            <text:p>0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03" calcext:value-type="date">
            <text:p>0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04" calcext:value-type="date">
            <text:p>0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09" calcext:value-type="date">
            <text:p>09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0:08:39.614199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1-31T14:02:21.042379683</dc:date>
    <meta:editing-duration>P2DT1H45M35S</meta:editing-duration>
    <meta:editing-cycles>94</meta:editing-cycles>
    <meta:generator>LibreOffice/6.0.3.2$Linux_X86_64 LibreOffice_project/00m0$Build-2</meta:generator>
    <meta:document-statistic meta:table-count="1" meta:cell-count="135" meta:object-count="0"/>
  </office:meta>
</office:document-meta>
</file>